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15c6" officeooo:paragraph-rsid="001615c6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1pt" officeooo:rsid="001615c6" officeooo:paragraph-rsid="001615c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615c6" officeooo:paragraph-rsid="001615c6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78042" officeooo:paragraph-rsid="00178042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83c60" officeooo:paragraph-rsid="00183c60" style:font-size-asian="9.60000038146973pt" style:font-size-complex="11pt"/>
    </style:style>
    <style:style style:name="P6" style:family="paragraph" style:parent-style-name="Standard">
      <style:paragraph-properties fo:text-align="end" style:justify-single-word="false"/>
      <style:text-properties fo:font-size="11pt" officeooo:rsid="00183c60" officeooo:paragraph-rsid="001615c6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1b314e" officeooo:paragraph-rsid="001b314e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officeooo:paragraph-rsid="00178042"/>
    </style:style>
    <style:style style:name="P9" style:family="paragraph" style:parent-style-name="Standard">
      <style:paragraph-properties fo:text-align="start" style:justify-single-word="false"/>
      <style:text-properties officeooo:rsid="00178042" officeooo:paragraph-rsid="00178042"/>
    </style:style>
    <style:style style:name="P10" style:family="paragraph" style:parent-style-name="Standard">
      <style:paragraph-properties fo:text-align="start" style:justify-single-word="false"/>
      <style:text-properties officeooo:rsid="00192265" officeooo:paragraph-rsid="00192265"/>
    </style:style>
    <style:style style:name="P11" style:family="paragraph" style:parent-style-name="Standard">
      <style:paragraph-properties fo:text-align="start" style:justify-single-word="false"/>
      <style:text-properties officeooo:rsid="001aac71" officeooo:paragraph-rsid="001aac71"/>
    </style:style>
    <style:style style:name="P12" style:family="paragraph" style:parent-style-name="Standard">
      <style:paragraph-properties fo:text-align="start" style:justify-single-word="false"/>
      <style:text-properties officeooo:rsid="001b1e1d" officeooo:paragraph-rsid="001b1e1d"/>
    </style:style>
    <style:style style:name="T1" style:family="text">
      <style:text-properties officeooo:rsid="00178042"/>
    </style:style>
    <style:style style:name="T2" style:family="text">
      <style:text-properties fo:language="es" fo:country="ES"/>
    </style:style>
    <style:style style:name="T3" style:family="text">
      <style:text-properties fo:font-size="11pt" officeooo:rsid="001615c6" style:font-size-asian="9.60000038146973pt" style:font-size-complex="11pt"/>
    </style:style>
    <style:style style:name="T4" style:family="text">
      <style:text-properties fo:font-size="11pt" officeooo:rsid="00178042" style:font-size-asian="9.60000038146973pt" style:font-size-complex="11pt"/>
    </style:style>
    <style:style style:name="T5" style:family="text">
      <style:text-properties officeooo:rsid="00183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Forwarding Redes</text:p>
      <text:p text:style-name="P2">Alexander Reisenegger</text:p>
      <text:p text:style-name="P6"/>
      <text:p text:style-name="P5">Se utiliza una estructura de Router <text:s/>que contiene ip, puerto, socket, tabla de rutas y diccionario de round-robin.</text:p>
      <text:p text:style-name="P3"/>
      <text:p text:style-name="P4">Para crear el round-robin se utiliza un diccionario que guarda como llave un par que corresponde a los limites del area de la red accedida, y la ultima redireccion que se eligio para dicha area. Cuando se quiere redirigir un mensaje, se busca en el diciconario si fue accedida el area antes, y en caso de serlo, se guarda una variable “r” en 1 <text:span text:style-name="T5">(0 si no esta en el dicccionario)</text:span>. <text:span text:style-name="T5">Luego se recorre el archivo de la tabla hasta llegar a la linea correspondiente a la ultima redireccion para esa area, y se reasigna r a 0, para indicar que ya se llego a la ultima ruta tomada, luego de esto se continua el recorrido hasta encontrar una ruta viable, y si no se encuentra ninguna, se recorre una vez mas para empezar desde cero y que sea circular el round robin</text:span></text:p>
      <text:p text:style-name="P4"/>
      <text:p text:style-name="P7">El archivo para los routers sin TTL se llama router.py</text:p>
      <text:p text:style-name="P3">Sin TTL:</text:p>
      <text:p text:style-name="P3">- Al configurar mal las tablas de rut<text:span text:style-name="T1">as</text:span>, <text:span text:style-name="T1">y devolver el mensaje a r1, se queda en un ciclo dando vueltas el mensaje</text:span></text:p>
      <text:p text:style-name="P8"><text:span text:style-name="T3">- </text:span><text:span text:style-name="T4">Al utilizar round robin, depende del camino que se tome la cantidad de saltos, no necesariamente toma el camino mas corto, si no que el siguiente al </text:span><text:span text:style-name="T2">ú</text:span><text:span text:style-name="T4">ltimo en ser utilizado, por lo que <text:s/>hay puede haber variacion en la cantidad de saltos cada vez que se envia el mensaje</text:span></text:p>
      <text:p text:style-name="P3">- <text:span text:style-name="T1">Ocurre lo mismo con las distintas rutas al agregar r0 y r6 como fue indicado, dependiendo de la seleccion del round robin, el largo de la ruta sera variable, incluso puede que un paquete pase 2 veces por un mismo router.</text:span></text:p>
      <text:p text:style-name="P8"><text:span text:style-name="T4">Las tablas creadas <text:s/>para a</text:span>ñ<text:span text:style-name="T1">adir r0 y r6 son las <text:s/>siguientes</text:span></text:p>
      <text:p text:style-name="P8"/>
      <text:p text:style-name="P9">R0</text:p>
      <text:p text:style-name="P8">127.0.0.1 8881 8886 127.0.0.1 8881</text:p>
      <text:p text:style-name="P8">127.0.0.1 8881 8886 127.0.0.1 8882</text:p>
      <text:p text:style-name="P8"/>
      <text:p text:style-name="P9">R1</text:p>
      <text:p text:style-name="P8">127.0.0.1 8882 8886 127.0.0.1 8882</text:p>
      <text:p text:style-name="P8">127.0.0.1 8882 8886 127.0.0.1 8880</text:p>
      <text:p text:style-name="P8">127.0.0.1 8880 8880 127.0.0.1 8880</text:p>
      <text:p text:style-name="P8"/>
      <text:p text:style-name="P9">R2</text:p>
      <text:p text:style-name="P8">127.0.0.1 8880 8881 127.0.0.1 8881</text:p>
      <text:p text:style-name="P8">127.0.0.1 8880 8881 127.0.0.1 8880</text:p>
      <text:p text:style-name="P8">127.0.0.1 8883 8886 127.0.0.1 8883</text:p>
      <text:p text:style-name="P8">127.0.0.1 8883 8886 127.0.0.1 8884</text:p>
      <text:p text:style-name="P8">127.0.0.1 8883 8886 127.0.0.1 8886</text:p>
      <text:p text:style-name="P8"/>
      <text:p text:style-name="P9">R3</text:p>
      <text:p text:style-name="P8">127.0.0.1 8880 8882 127.0.0.1 8882</text:p>
      <text:p text:style-name="P8">127.0.0.1 8880 8882 127.0.0.1 8885</text:p>
      <text:p text:style-name="P8">127.0.0.1 8880 8882 127.0.0.1 8880</text:p>
      <text:p text:style-name="P8">127.0.0.1 8884 8886 127.0.0.1 8882</text:p>
      <text:p text:style-name="P8">127.0.0.1 8884 8886 127.0.0.1 8885</text:p>
      <text:p text:style-name="P8">127.0.0.1 8884 8886 127.0.0.1 8886</text:p>
      <text:p text:style-name="P8"/>
      <text:p text:style-name="P9">R4</text:p>
      <text:p text:style-name="P8">127.0.0.1 8880 8883 127.0.0.1 8882</text:p>
      <text:p text:style-name="P8">127.0.0.1 8880 8883 127.0.0.1 8885</text:p>
      <text:p text:style-name="P8"><text:soft-page-break/>127.0.0.1 8885 8886 127.0.0.1 8885</text:p>
      <text:p text:style-name="P8"/>
      <text:p text:style-name="P9">R5</text:p>
      <text:p text:style-name="P8">127.0.0.1 8880 8884 127.0.0.1 8884</text:p>
      <text:p text:style-name="P8">127.0.0.1 8880 8884 127.0.0.1 8883</text:p>
      <text:p text:style-name="P8">127.0.0.1 8886 8886 127.0.0.1 8883</text:p>
      <text:p text:style-name="P8"/>
      <text:p text:style-name="P9"/>
      <text:p text:style-name="P9">R6</text:p>
      <text:p text:style-name="P8">127.0.0.1 8880 8885 127.0.0.1 8882</text:p>
      <text:p text:style-name="P8">127.0.0.1 8880 8885 127.0.0.1 8883</text:p>
      <text:p text:style-name="P8"/>
      <text:p text:style-name="P12">El archivo del mini-internet con TTL se llama routerTTL.py</text:p>
      <text:p text:style-name="P8"/>
      <text:p text:style-name="P10">Con TTL:</text:p>
      <text:p text:style-name="P10">- Si se utiliza TTL cuando se introduce un error en la tabla de rutas, ya no se queda dando vueltas en la red, si no que se detiene despues de 10 saltos.</text:p>
      <text:p text:style-name="P10"/>
      <text:p text:style-name="P10">Para la prueba del archivo, como no se entrega el archivo como argumento, se creo un archivo message.txt, y se asume ese nombre</text:p>
      <text:p text:style-name="P10"/>
      <text:p text:style-name="P11">Al enviar multiples lineas, el orden de ellas llega distinto al original, esto se debe a que toman diferentes rutas, algunas mas largas que otras.</text:p>
      <text:p text:style-name="P10"/>
      <text:p text:style-name="P10"/>
      <text:p text:style-name="P10"/>
      <text:p text:style-name="P10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0:50:34.678943947</meta:creation-date>
    <dc:date>2023-06-18T21:55:40.348691376</dc:date>
    <meta:editing-duration>PT11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524" meta:character-count="2964" meta:non-whitespace-character-count="2482"/>
  </office:meta>
</office:document-meta>
</file>